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 fo:wrap-option="wrap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8cm" svg:height="2cm" svg:x="22.5cm" svg:y="23cm">
          <text:p text:style-name="P1"><text:span text:style-name="T1">Controller &amp;</text:span></text:p>
          <text:p text:style-name="P1"><text:span text:style-name="T1"><text:s/></text:span><text:span text:style-name="T1">Brake Serv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2cm" svg:x="13cm" svg:y="23cm">
          <text:p text:style-name="P1"><text:span text:style-name="T1">C1 Motor Controller</text:span></text:p>
          <text:p text:style-name="P1"><text:span text:style-name="T1"><text:s/></text:span><text:span text:style-name="T1">&amp; hu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2cm" svg:x="3.5cm" svg:y="23cm">
          <text:p text:style-name="P1"><text:span text:style-name="T1">Controller &amp;</text:span></text:p>
          <text:p text:style-name="P1"><text:span text:style-name="T1">Steering Serv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44cm" svg:height="2.4cm" svg:x="14.056cm" svg:y="18.1cm">
          <text:p text:style-name="P1"><text:span text:style-name="T1">C2 Manual and</text:span></text:p>
          <text:p text:style-name="P1"><text:span text:style-name="T1"><text:s/></text:span><text:span text:style-name="T1">Cruise Contro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44cm" svg:height="2.4cm" svg:x="14.056cm" svg:y="14.6cm">
          <text:p text:style-name="P1"><text:span text:style-name="T1">C3 Pilo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44cm" svg:height="2.4cm" svg:x="14cm" svg:y="10.1cm">
          <text:p text:style-name="P1"><text:span text:style-name="T1">C6 Navig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44cm" svg:height="2.4cm" svg:x="4cm" svg:y="14.6cm">
          <text:p text:style-name="P1"><text:span text:style-name="T1">C4 Path Plann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44cm" svg:height="2.4cm" svg:x="21.5cm" svg:y="10.1cm">
          <text:p text:style-name="P1"><text:span text:style-name="T1">C7 Vis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44cm" svg:height="2.4cm" svg:x="21.556cm" svg:y="14.6cm">
          <text:p text:style-name="P1"><text:span text:style-name="T1">C5 Sona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134cm" svg:height="2cm" svg:x="21.5cm" svg:y="18.5cm">
          <text:p text:style-name="P1"><text:span text:style-name="T1">Control Panel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135cm" svg:height="2cm" svg:x="7.143cm" svg:y="11.1cm">
          <text:p text:style-name="P1"><text:span text:style-name="T1">Destina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135cm" svg:height="2cm" svg:x="1.008cm" svg:y="11.1cm">
          <text:p text:style-name="P1"><text:span text:style-name="T1">Map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cm" svg:height="2cm" svg:x="3cm" svg:y="5cm">
          <text:p text:style-name="P1"><text:span text:style-name="T1">Inertial Navigation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cm" svg:height="2cm" svg:x="24cm" svg:y="5cm">
          <text:p text:style-name="P1"><text:span text:style-name="T1">GP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cm" svg:height="2cm" svg:x="10cm" svg:y="5cm">
          <text:p text:style-name="P1"><text:span text:style-name="T1">Optical Odomet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cm" svg:height="2cm" svg:x="17cm" svg:y="5cm">
          <text:p text:style-name="P1"><text:span text:style-name="T1">Hall Odometer</text:span></text:p>
          <text:p text:style-name="P1"><text:span text:style-name="T1">(Cyclometer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cm" svg:height="2.001cm" svg:x="28.5cm" svg:y="14.999cm">
          <text:p text:style-name="P1"><text:span text:style-name="T1">Sonar Array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cm" svg:height="2.001cm" svg:x="28.5cm" svg:y="10.5cm">
          <text:p text:style-name="P1"><text:span text:style-name="T1">Web Camera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28.5cm" svg:y1="16cm" svg:x2="27cm" svg:y2="16cm">
          <text:p/>
        </draw:line>
        <draw:line draw:style-name="gr7" draw:text-style-name="P3" draw:layer="layout" svg:x1="28.5cm" svg:y1="11.501cm" svg:x2="27cm" svg:y2="11.501cm">
          <text:p/>
        </draw:line>
        <draw:line draw:style-name="gr7" draw:text-style-name="P3" draw:layer="layout" svg:x1="21.5cm" svg:y1="16cm" svg:x2="19.5cm" svg:y2="16cm">
          <text:p/>
        </draw:line>
        <draw:line draw:style-name="gr7" draw:text-style-name="P3" draw:layer="layout" svg:x1="21.5cm" svg:y1="11.5cm" svg:x2="19.5cm" svg:y2="11.5cm">
          <text:p/>
        </draw:line>
        <draw:line draw:style-name="gr7" draw:text-style-name="P3" draw:layer="layout" svg:x1="27cm" svg:y1="7cm" svg:x2="19.5cm" svg:y2="10.5cm">
          <text:p/>
        </draw:line>
        <draw:line draw:style-name="gr7" draw:text-style-name="P3" draw:layer="layout" svg:x1="20cm" svg:y1="7cm" svg:x2="18cm" svg:y2="10cm">
          <text:p/>
        </draw:line>
        <draw:line draw:style-name="gr7" draw:text-style-name="P3" draw:layer="layout" svg:x1="13cm" svg:y1="7cm" svg:x2="15.5cm" svg:y2="10cm">
          <text:p/>
        </draw:line>
        <draw:line draw:style-name="gr7" draw:text-style-name="P3" draw:layer="layout" svg:x1="6cm" svg:y1="7cm" svg:x2="14cm" svg:y2="10.5cm">
          <text:p/>
        </draw:line>
        <draw:line draw:style-name="gr7" draw:text-style-name="P3" draw:layer="layout" svg:x1="9.5cm" svg:y1="16cm" svg:x2="14cm" svg:y2="16cm">
          <text:p/>
        </draw:line>
        <draw:line draw:style-name="gr7" draw:text-style-name="P3" draw:layer="layout" svg:x1="3.278cm" svg:y1="13.1cm" svg:x2="5.5cm" svg:y2="14.5cm">
          <text:p/>
        </draw:line>
        <draw:line draw:style-name="gr7" draw:text-style-name="P3" draw:layer="layout" svg:x1="9.778cm" svg:y1="13.1cm" svg:x2="8cm" svg:y2="14.5cm">
          <text:p/>
        </draw:line>
        <draw:line draw:style-name="gr7" draw:text-style-name="P3" draw:layer="layout" svg:x1="17cm" svg:y1="12.5cm" svg:x2="17cm" svg:y2="14.5cm">
          <text:p/>
        </draw:line>
        <draw:line draw:style-name="gr7" draw:text-style-name="P3" draw:layer="layout" svg:x1="21.5cm" svg:y1="19.5cm" svg:x2="19.5cm" svg:y2="19.5cm">
          <text:p/>
        </draw:line>
        <draw:line draw:style-name="gr7" draw:text-style-name="P3" draw:layer="layout" svg:x1="17cm" svg:y1="17cm" svg:x2="17cm" svg:y2="18cm">
          <text:p/>
        </draw:line>
        <draw:line draw:style-name="gr7" draw:text-style-name="P3" draw:layer="layout" svg:x1="15cm" svg:y1="20.5cm" svg:x2="10.5cm" svg:y2="23cm">
          <text:p/>
        </draw:line>
        <draw:line draw:style-name="gr7" draw:text-style-name="P3" draw:layer="layout" svg:x1="17cm" svg:y1="20.5cm" svg:x2="17cm" svg:y2="23cm">
          <text:p/>
        </draw:line>
        <draw:line draw:style-name="gr7" draw:text-style-name="P3" draw:layer="layout" svg:x1="19cm" svg:y1="20.5cm" svg:x2="23.5cm" svg:y2="23cm">
          <text:p/>
        </draw:line>
        <draw:line draw:style-name="gr7" draw:text-style-name="P3" draw:layer="layout" svg:x1="19.5cm" svg:y1="19.5cm" svg:x2="21.5cm" svg:y2="1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measure-vertical-align="center" draw:parallel="tru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6.228cm" fo:page-height="26.0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meta:initial-creator>Tyler Folsom</meta:initial-creator>
    <meta:creation-date>2007-10-18T14:30:09</meta:creation-date>
    <dc:date>2016-12-01T20:11:17.20</dc:date>
    <dc:language>en-CA</dc:language>
    <meta:editing-cycles>32</meta:editing-cycles>
    <meta:editing-duration>PT9H7M2S</meta:editing-duration>
    <dc:creator>Joe Breithaupt</dc:creator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